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1" svg:font-family="Roboto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style:font-name="Roboto1" fo:font-size="12pt" officeooo:paragraph-rsid="0010f1fe" style:font-size-asian="12pt" style:font-size-complex="12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style:font-name="Roboto1" fo:font-size="12pt" officeooo:rsid="0010f1fe" officeooo:paragraph-rsid="0010f1fe" style:font-size-asian="12pt" style:font-size-complex="12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style:font-name="Roboto1" fo:font-size="12pt" fo:font-weight="bold" officeooo:paragraph-rsid="0010f1fe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font-name="Roboto1" fo:font-size="13.5pt" fo:font-weight="bold" officeooo:rsid="0010f1fe" officeooo:paragraph-rsid="0010f1fe" style:font-size-asian="13.5pt" style:font-weight-asian="bold" style:font-size-complex="13.5pt" style:font-weight-complex="bold"/>
    </style:style>
    <style:style style:name="T1" style:family="text">
      <style:text-properties fo:font-variant="normal" fo:text-transform="none" fo:color="#3c4043" style:font-name="Roboto" fo:font-size="10.5pt" fo:letter-spacing="normal" fo:font-style="normal" fo:font-weight="normal"/>
    </style:style>
    <style:style style:name="T2" style:family="text">
      <style:text-properties fo:font-variant="normal" fo:text-transform="none" fo:color="#3c4043" style:font-name="Roboto" fo:font-size="10.5pt" fo:letter-spacing="normal" fo:font-style="normal" fo:font-weight="normal" officeooo:rsid="0010f1fe"/>
    </style:style>
    <style:style style:name="T3" style:family="text">
      <style:text-properties fo:font-variant="normal" fo:text-transform="none" fo:color="#3c4043" fo:font-size="10.5pt" fo:letter-spacing="normal" fo:font-style="normal" fo:font-weight="normal"/>
    </style:style>
    <style:style style:name="T4" style:family="text">
      <style:text-properties fo:font-variant="normal" fo:text-transform="none" fo:color="#3c4043" fo:font-size="10.5pt" fo:letter-spacing="normal" fo:font-style="normal" fo:font-weight="normal" officeooo:rsid="0010f1fe"/>
    </style:style>
    <style:style style:name="T5" style:family="text">
      <style:text-properties fo:font-variant="normal" fo:text-transform="none" fo:color="#3c4043" fo:letter-spacing="normal" fo:font-style="normal"/>
    </style:style>
    <style:style style:name="T6" style:family="text">
      <style:text-properties fo:font-variant="normal" fo:text-transform="none" fo:color="#3c4043" fo:letter-spacing="normal" fo:font-style="normal" fo:font-weight="normal"/>
    </style:style>
    <style:style style:name="T7" style:family="text">
      <style:text-properties fo:font-variant="normal" fo:text-transform="none" fo:color="#3c4043" fo:letter-spacing="normal" fo:font-style="normal" fo:font-weight="normal" officeooo:rsid="0010f1fe"/>
    </style:style>
    <style:style style:name="T8" style:family="text">
      <style:text-properties fo:font-variant="normal" fo:text-transform="none" fo:color="#3c4043" fo:letter-spacing="normal" fo:font-style="normal" officeooo:rsid="0010f1fe"/>
    </style:style>
    <style:style style:name="T9" style:family="text">
      <style:text-properties officeooo:rsid="0010f1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5">CANGREBURGER</text:span></text:p>
      <text:p text:style-name="P3"><text:span text:style-name="T5"/></text:p>
      <text:p text:style-name="P3"><text:span text:style-name="T5">- </text:span><text:span text:style-name="T8">¿</text:span><text:span text:style-name="T5">Qué ocurre si hay más clientes que cocineros?</text:span></text:p>
      <text:p text:style-name="P1"><text:span text:style-name="T7">Si faltarían cangreburgers y no haría falta dejarla en el “tray”.</text:span></text:p>
      <text:p text:style-name="P1"><text:span text:style-name="T6"/></text:p>
      <text:p text:style-name="P1"><text:span text:style-name="T6"/></text:p>
      <text:p text:style-name="P3"><text:span text:style-name="T5">- </text:span><text:span text:style-name="T8">¿</text:span><text:span text:style-name="T5">Qué ocurre si hay más cocineros que clientes ?</text:span></text:p>
      <text:p text:style-name="P2"><text:span text:style-name="T6">Que no faltarían nunca cangreburgers y haría falta un “tray”.</text:span></text:p>
      <text:p text:style-name="P1"><text:span text:style-name="T6"/></text:p>
      <text:p text:style-name="P1"><text:span text:style-name="T6"/></text:p>
      <text:p text:style-name="P3"><text:span text:style-name="T5">- </text:span><text:span text:style-name="T8">¿</text:span><text:span text:style-name="T5">Qué ocurre si alteramos el valor de descanso de los hilos (en lugar de 1-3 a 0-2, por ejemplo)?</text:span></text:p>
      <text:p text:style-name="P2"><text:span text:style-name="T6">No cambia nada, lo único que el trabajo se realizaría mas rápido.</text:span></text:p>
      <text:p text:style-name="P1"><text:span text:style-name="T6"/></text:p>
      <text:p text:style-name="P3"><text:span text:style-name="T5"/></text:p>
      <text:p text:style-name="P3"><text:span text:style-name="T5">- </text:span><text:span text:style-name="T8">¿</text:span><text:span text:style-name="T5">Hasta qué punto tu PC es capaz de soportar concurrencia sin explotar (lanza muchos muchos hilos clientes y cocineros)?</text:span></text:p>
      <text:p text:style-name="P2">Hasta 100000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1" svg:font-family="Roboto"/>
    <style:font-face style:name="Roboto" svg:font-family="Roboto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29T22:13:47.020000000</meta:creation-date>
    <dc:date>2020-11-29T22:25:04.018000000</dc:date>
    <meta:editing-duration>PT16S</meta:editing-duration>
    <meta:editing-cycles>1</meta:editing-cycles>
    <meta:document-statistic meta:table-count="0" meta:image-count="0" meta:object-count="0" meta:page-count="1" meta:paragraph-count="9" meta:word-count="95" meta:character-count="532" meta:non-whitespace-character-count="446"/>
    <meta:generator>LibreOffice/6.4.0.3$Windows_X86_64 LibreOffice_project/b0a288ab3d2d4774cb44b62f04d5d28733ac6df8</meta:generator>
  </office:meta>
</office:document-meta>
</file>